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33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9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9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1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EVA-マティス-クラシック EB"/>
    </style:style>
    <style:style style:name="P3" style:family="paragraph">
      <loext:graphic-properties draw:fill="none"/>
      <style:paragraph-properties fo:text-align="center"/>
      <style:text-properties style:font-name="EVA-マティス-クラシック EB" fo:font-size="9pt" style:font-size-asian="9pt" style:font-size-complex="9pt"/>
    </style:style>
    <style:style style:name="P4" style:family="paragraph">
      <style:text-properties style:font-name="EVA-マティス-クラシック EB" fo:font-size="10pt" style:font-name-asian="EVA-マティス-クラシック EB" style:font-size-asian="10pt" style:font-size-complex="10pt"/>
    </style:style>
    <style:style style:name="P5" style:family="paragraph">
      <loext:graphic-properties draw:fill="none" draw:fill-color="#ffffff"/>
      <style:text-properties style:font-name="EVA-マティス-クラシック EB" fo:font-size="10pt" style:font-name-asian="EVA-マティス-クラシック EB" style:font-size-asian="10pt" style:font-size-complex="10pt"/>
    </style:style>
    <style:style style:name="T1" style:family="text">
      <style:text-properties style:font-name="EVA-マティス-クラシック EB" fo:font-size="9pt" style:font-size-asian="9pt" style:font-size-complex="9pt"/>
    </style:style>
    <style:style style:name="T2" style:family="text">
      <style:text-properties style:font-name="EVA-マティス-クラシック EB" fo:font-size="10pt" style:font-name-asian="EVA-マティス-クラシック EB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383cm" svg:height="0.383cm" svg:x="2.0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0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0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27cm" svg:height="2.405cm" svg:x="3.989cm" svg:y="1.525cm">
          <draw:text-box>
            <text:p text:style-name="P4"><text:span text:style-name="T2">col</text:span><text:span text:style-name="T2">テーブルで選択した</text:span></text:p>
            <text:p text:style-name="P4"><text:span text:style-name="T2">レコードが</text:span></text:p>
            <text:p text:style-name="P4"><text:span text:style-name="T2">縦の列の場所</text:span></text:p>
          </draw:text-box>
        </draw:frame>
        <draw:custom-shape draw:style-name="gr3" draw:text-style-name="P3" draw:layer="layout" svg:width="0.383cm" svg:height="0.383cm" svg:x="2.0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0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0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4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4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4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4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4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4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8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8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3.2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3.2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3.2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3.2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3.2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3.2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4:59:50.982000000</meta:creation-date>
    <dc:date>2019-09-18T05:15:36.174000000</dc:date>
    <meta:editing-duration>PT5M34S</meta:editing-duration>
    <meta:editing-cycles>2</meta:editing-cycles>
    <meta:generator>LibreOffice/5.4.4.2$Windows_X86_64 LibreOffice_project/2524958677847fb3bb44820e40380acbe820f960</meta:generator>
    <meta:document-statistic meta:object-count="25"/>
  </office:meta>
</office:document-meta>
</file>